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2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3ce873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11a05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1f3b6d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3ce873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" fo:font-style="italic" fo:font-weight="bold" style:font-style-asian="italic" style:font-weight-asian="bold" style:font-name-complex="Arial3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style:font-name-complex="Arial3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officeooo:paragraph-rsid="00411ff6" style:font-name-complex="Arial3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officeooo:paragraph-rsid="0011a05e" style:font-name-complex="Arial3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" fo:font-style="normal" fo:font-weight="normal" officeooo:rsid="00159e67" officeooo:paragraph-rsid="00159e67" style:font-style-asian="normal" style:font-weight-asian="normal" style:font-name-complex="Arial3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tyle="normal" fo:font-weight="normal" officeooo:paragraph-rsid="003ce873" style:font-style-asian="normal" style:font-weight-asian="normal" style:font-name-complex="Arial3" style:font-style-complex="normal" style:font-weight-complex="normal"/>
    </style:style>
    <style:style style:name="P13" style:family="paragraph" style:parent-style-name="Standard">
      <style:text-properties officeooo:paragraph-rsid="00159e67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68ac6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style:font-name-complex="Arial3"/>
    </style:style>
    <style:style style:name="P18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24pt" fo:font-style="italic" style:font-size-asian="24pt" style:font-style-asian="italic" style:font-name-complex="Arial3" style:font-size-complex="24pt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officeooo:paragraph-rsid="00411ff6"/>
    </style:style>
    <style:style style:name="P20" style:family="paragraph" style:parent-style-name="Standard" style:list-style-name="L2">
      <style:paragraph-properties fo:line-height="150%" fo:text-align="justify" style:justify-single-word="false"/>
    </style:style>
    <style:style style:name="P21" style:family="paragraph" style:parent-style-name="Standard" style:list-style-name="L4">
      <style:text-properties officeooo:paragraph-rsid="00222c78"/>
    </style:style>
    <style:style style:name="P22" style:family="paragraph" style:parent-style-name="Standard" style:list-style-name="L4">
      <style:text-properties fo:color="#2a6099" loext:opacity="100%" style:font-name="Arial" fo:font-style="normal" fo:font-weight="normal" officeooo:rsid="0038188a" officeooo:paragraph-rsid="004b38c4" style:font-style-asian="normal" style:font-weight-asian="normal" style:font-name-complex="Arial3" style:font-style-complex="normal" style:font-weight-complex="normal"/>
    </style:style>
    <style:style style:name="P23" style:family="paragraph" style:parent-style-name="Standard" style:list-style-name="L4">
      <style:text-properties fo:color="#2a6099" loext:opacity="100%" style:font-name="Arial" fo:font-style="normal" fo:font-weight="normal" officeooo:rsid="0038188a" officeooo:paragraph-rsid="0038188a" style:font-style-asian="normal" style:font-weight-asian="normal" style:font-name-complex="Arial3" style:font-style-complex="normal" style:font-weight-complex="normal"/>
    </style:style>
    <style:style style:name="P24" style:family="paragraph" style:parent-style-name="Standard" style:list-style-name="L4">
      <style:text-properties fo:color="#000000" loext:opacity="100%" officeooo:paragraph-rsid="001f3b6d"/>
    </style:style>
    <style:style style:name="P25" style:family="paragraph" style:parent-style-name="Standard" style:list-style-name="L4">
      <style:text-properties style:font-name="Arial" officeooo:paragraph-rsid="0038188a" style:font-name-complex="Arial3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tyle="italic" fo:font-weight="bold" style:font-style-asian="italic" style:font-weight-asian="bold" style:font-name-complex="Arial3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paragraph-rsid="00168ac6" style:font-size-asian="12pt" style:font-style-asian="italic" style:font-weight-asian="bold" style:font-name-complex="Arial3" style:font-style-complex="normal" style:font-weight-complex="normal"/>
    </style:style>
    <style:style style:name="P28" style:family="paragraph" style:parent-style-name="Standard" style:list-style-name="L3">
      <style:paragraph-properties fo:margin-top="0cm" fo:margin-bottom="0.282cm" style:contextual-spacing="false" fo:line-height="150%" fo:text-align="justify" style:justify-single-word="false"/>
      <style:text-properties style:font-name="Arial1" officeooo:rsid="002a1e27" officeooo:paragraph-rsid="003ce873"/>
    </style:style>
    <style:style style:name="P29" style:family="paragraph" style:parent-style-name="Standard" style:list-style-name="L3">
      <style:paragraph-properties fo:margin-top="0cm" fo:margin-bottom="0.282cm" style:contextual-spacing="false" fo:line-height="150%" fo:text-align="justify" style:justify-single-word="false"/>
      <style:text-properties style:font-name="Arial1" officeooo:paragraph-rsid="0032633a"/>
    </style:style>
    <style:style style:name="P30" style:family="paragraph" style:parent-style-name="Standard" style:list-style-name="L3">
      <style:paragraph-properties fo:margin-top="0cm" fo:margin-bottom="0.282cm" style:contextual-spacing="false" fo:line-height="150%" fo:text-align="justify" style:justify-single-word="false"/>
      <style:text-properties officeooo:paragraph-rsid="003ce873"/>
    </style:style>
    <style:style style:name="P31" style:family="paragraph" style:parent-style-name="Standard" style:list-style-name="L3">
      <style:paragraph-properties fo:margin-top="0cm" fo:margin-bottom="0.282cm" style:contextual-spacing="false" fo:line-height="150%" fo:text-align="justify" style:justify-single-word="false"/>
      <style:text-properties officeooo:paragraph-rsid="0047cb52"/>
    </style:style>
    <style:style style:name="P32" style:family="paragraph" style:parent-style-name="Standard" style:list-style-name="L3">
      <style:paragraph-properties fo:margin-top="0cm" fo:margin-bottom="0.282cm" style:contextual-spacing="false" fo:line-height="150%" fo:text-align="justify" style:justify-single-word="false"/>
      <style:text-properties officeooo:paragraph-rsid="0032633a"/>
    </style:style>
    <style:style style:name="P33" style:family="paragraph" style:parent-style-name="Standard" style:list-style-name="L3">
      <style:paragraph-properties fo:margin-top="0cm" fo:margin-bottom="0.282cm" style:contextual-spacing="false" fo:line-height="150%" fo:text-align="justify" style:justify-single-word="false"/>
      <style:text-properties fo:color="#000000" loext:opacity="100%" officeooo:paragraph-rsid="003e4916"/>
    </style:style>
    <style:style style:name="T1" style:family="text">
      <style:text-properties style:font-name="Arial" style:font-name-complex="Arial3"/>
    </style:style>
    <style:style style:name="T2" style:family="text">
      <style:text-properties style:font-name="Arial" officeooo:rsid="00111e19" style:font-name-complex="Arial3"/>
    </style:style>
    <style:style style:name="T3" style:family="text">
      <style:text-properties style:font-name="Arial" officeooo:rsid="0011a05e" style:font-name-complex="Arial3"/>
    </style:style>
    <style:style style:name="T4" style:family="text">
      <style:text-properties style:font-name="Arial" fo:font-style="italic" fo:font-weight="bold" style:font-style-asian="italic" style:font-weight-asian="bold" style:font-name-complex="Arial3"/>
    </style:style>
    <style:style style:name="T5" style:family="text">
      <style:text-properties style:font-name="Arial" fo:font-style="italic" fo:font-weight="bold" officeooo:rsid="001f3b6d" style:font-style-asian="italic" style:font-weight-asian="bold" style:font-name-complex="Arial3" style:font-style-complex="normal" style:font-weight-complex="normal"/>
    </style:style>
    <style:style style:name="T6" style:family="text">
      <style:text-properties style:font-name="Arial" fo:font-style="italic" fo:font-weight="bold" officeooo:rsid="0011f05e" style:font-style-asian="italic" style:font-weight-asian="bold" style:font-name-complex="Arial3"/>
    </style:style>
    <style:style style:name="T7" style:family="text">
      <style:text-properties style:font-name="Arial" fo:font-style="italic" fo:font-weight="bold" officeooo:rsid="0011f05e" style:font-style-asian="italic" style:font-weight-asian="bold" style:font-name-complex="Arial3" style:font-style-complex="italic" style:font-weight-complex="bold"/>
    </style:style>
    <style:style style:name="T8" style:family="text">
      <style:text-properties style:font-name="Arial" fo:font-weight="bold" style:font-weight-asian="bold" style:font-name-complex="Arial3"/>
    </style:style>
    <style:style style:name="T9" style:family="text">
      <style:text-properties style:font-name="Arial" fo:font-weight="bold" style:font-weight-asian="bold" style:font-name-complex="Arial3" style:font-weight-complex="bold"/>
    </style:style>
    <style:style style:name="T10" style:family="text">
      <style:text-properties style:font-name="Arial" fo:font-weight="normal" style:font-weight-asian="normal" style:font-name-complex="Arial3" style:font-weight-complex="normal"/>
    </style:style>
    <style:style style:name="T11" style:family="text">
      <style:text-properties style:font-name="Arial" fo:font-weight="normal" officeooo:rsid="00168ac6" style:font-weight-asian="normal" style:font-name-complex="Arial3" style:font-weight-complex="normal"/>
    </style:style>
    <style:style style:name="T12" style:family="text">
      <style:text-properties style:font-name="Arial" fo:font-size="12pt" fo:font-weight="bold" style:font-size-asian="12pt" style:font-weight-asian="bold" style:font-name-complex="Arial3" style:font-size-complex="12pt" style:font-weight-complex="bold"/>
    </style:style>
    <style:style style:name="T13" style:family="text">
      <style:text-properties style:font-name="Arial" fo:font-style="normal" fo:font-weight="bold" style:font-style-asian="normal" style:font-weight-asian="bold" style:font-name-complex="Arial3" style:font-style-complex="normal"/>
    </style:style>
    <style:style style:name="T14" style:family="text">
      <style:text-properties style:font-name="Arial" fo:font-style="normal" fo:font-weight="bold" style:font-style-asian="normal" style:font-weight-asian="bold" style:font-name-complex="Arial3" style:font-style-complex="normal" style:font-weight-complex="normal"/>
    </style:style>
    <style:style style:name="T15" style:family="text">
      <style:text-properties style:font-name="Arial" fo:font-style="normal" fo:font-weight="bold" officeooo:rsid="00159e67" style:font-style-asian="normal" style:font-weight-asian="bold" style:font-name-complex="Arial3" style:font-style-complex="normal" style:font-weight-complex="normal"/>
    </style:style>
    <style:style style:name="T16" style:family="text">
      <style:text-properties style:font-name="Arial" fo:font-style="normal" fo:font-weight="bold" officeooo:rsid="00159e67" style:font-style-asian="normal" style:font-weight-asian="bold" style:font-name-complex="Arial3" style:font-style-complex="normal" style:font-weight-complex="bold"/>
    </style:style>
    <style:style style:name="T17" style:family="text">
      <style:text-properties style:font-name="Arial" fo:font-style="normal" fo:font-weight="bold" officeooo:rsid="00411ff6" style:font-style-asian="normal" style:font-weight-asian="bold" style:font-name-complex="Arial3" style:font-style-complex="normal" style:font-weight-complex="bold"/>
    </style:style>
    <style:style style:name="T18" style:family="text">
      <style:text-properties style:font-name="Arial" fo:font-style="normal" fo:font-weight="bold" officeooo:rsid="003592fa" style:font-style-asian="normal" style:font-weight-asian="bold" style:font-name-complex="Arial3" style:font-style-complex="normal" style:font-weight-complex="bold"/>
    </style:style>
    <style:style style:name="T19" style:family="text">
      <style:text-properties style:font-name="Arial" fo:font-style="normal" fo:font-weight="bold" officeooo:rsid="004b38c4" style:font-style-asian="normal" style:font-weight-asian="bold" style:font-name-complex="Arial3" style:font-style-complex="normal" style:font-weight-complex="bold"/>
    </style:style>
    <style:style style:name="T20" style:family="text">
      <style:text-properties style:font-name="Arial" fo:font-style="normal" fo:font-weight="normal" style:font-style-asian="normal" style:font-weight-asian="normal" style:font-name-complex="Arial3" style:font-style-complex="normal" style:font-weight-complex="normal"/>
    </style:style>
    <style:style style:name="T21" style:family="text">
      <style:text-properties style:font-name="Arial" fo:font-style="normal" fo:font-weight="normal" officeooo:rsid="00159e67" style:font-style-asian="normal" style:font-weight-asian="normal" style:font-name-complex="Arial3" style:font-style-complex="normal" style:font-weight-complex="normal"/>
    </style:style>
    <style:style style:name="T22" style:family="text">
      <style:text-properties style:font-name="Arial" fo:font-style="normal" fo:font-weight="normal" officeooo:rsid="0020a711" style:font-style-asian="normal" style:font-weight-asian="normal" style:font-name-complex="Arial3" style:font-style-complex="normal" style:font-weight-complex="normal"/>
    </style:style>
    <style:style style:name="T23" style:family="text">
      <style:text-properties style:font-name="Arial" fo:font-style="normal" fo:font-weight="normal" officeooo:rsid="0020b5f7" style:font-style-asian="normal" style:font-weight-asian="normal" style:font-name-complex="Arial3" style:font-style-complex="normal" style:font-weight-complex="normal"/>
    </style:style>
    <style:style style:name="T24" style:family="text">
      <style:text-properties style:font-name="Arial" fo:font-style="normal" fo:font-weight="normal" officeooo:rsid="00222c78" style:font-style-asian="normal" style:font-weight-asian="normal" style:font-name-complex="Arial3" style:font-style-complex="normal" style:font-weight-complex="normal"/>
    </style:style>
    <style:style style:name="T25" style:family="text">
      <style:text-properties style:font-name="Arial" fo:font-style="normal" fo:font-weight="normal" officeooo:rsid="001f3b6d" style:font-style-asian="normal" style:font-weight-asian="normal" style:font-name-complex="Arial3" style:font-style-complex="normal" style:font-weight-complex="normal"/>
    </style:style>
    <style:style style:name="T26" style:family="text">
      <style:text-properties style:font-name="Arial" fo:font-style="normal" fo:font-weight="normal" officeooo:rsid="00254027" style:font-style-asian="normal" style:font-weight-asian="normal" style:font-name-complex="Arial3" style:font-style-complex="normal" style:font-weight-complex="normal"/>
    </style:style>
    <style:style style:name="T27" style:family="text">
      <style:text-properties style:font-name="Arial" fo:font-style="normal" fo:font-weight="normal" officeooo:rsid="003ce873" style:font-style-asian="normal" style:font-weight-asian="normal" style:font-name-complex="Arial3" style:font-style-complex="normal" style:font-weight-complex="normal"/>
    </style:style>
    <style:style style:name="T28" style:family="text">
      <style:text-properties style:font-name="Arial" fo:font-style="normal" fo:font-weight="normal" officeooo:rsid="00411ff6" style:font-style-asian="normal" style:font-weight-asian="normal" style:font-name-complex="Arial3" style:font-style-complex="normal" style:font-weight-complex="normal"/>
    </style:style>
    <style:style style:name="T29" style:family="text">
      <style:text-properties style:font-name="Arial" fo:font-style="normal" fo:font-weight="normal" officeooo:rsid="004b38c4" style:font-style-asian="normal" style:font-weight-asian="normal" style:font-name-complex="Arial3" style:font-style-complex="normal" style:font-weight-complex="normal"/>
    </style:style>
    <style:style style:name="T30" style:family="text">
      <style:text-properties fo:color="#000000" loext:opacity="100%" style:font-name="Arial" fo:font-style="normal" fo:font-weight="normal" style:font-style-asian="normal" style:font-weight-asian="normal" style:font-name-complex="Arial3" style:font-style-complex="normal" style:font-weight-complex="normal"/>
    </style:style>
    <style:style style:name="T31" style:family="text">
      <style:text-properties fo:color="#000000" loext:opacity="100%" style:font-name="Arial" fo:font-style="normal" fo:font-weight="normal" officeooo:rsid="00159e67" style:font-style-asian="normal" style:font-weight-asian="normal" style:font-name-complex="Arial3" style:font-style-complex="normal" style:font-weight-complex="normal"/>
    </style:style>
    <style:style style:name="T32" style:family="text">
      <style:text-properties fo:color="#000000" loext:opacity="100%" style:font-name="Arial" fo:font-style="normal" fo:font-weight="normal" officeooo:rsid="00169668" style:font-style-asian="normal" style:font-weight-asian="normal" style:font-name-complex="Arial3" style:font-style-complex="normal" style:font-weight-complex="normal"/>
    </style:style>
    <style:style style:name="T33" style:family="text">
      <style:text-properties fo:color="#000000" loext:opacity="100%" style:font-name="Arial" fo:font-style="normal" fo:font-weight="normal" officeooo:rsid="0036651d" style:font-style-asian="normal" style:font-weight-asian="normal" style:font-name-complex="Arial3" style:font-style-complex="normal" style:font-weight-complex="normal"/>
    </style:style>
    <style:style style:name="T34" style:family="text">
      <style:text-properties fo:color="#000000" loext:opacity="100%" style:font-name="Arial" fo:font-style="normal" fo:font-weight="normal" officeooo:rsid="00411ff6" style:font-style-asian="normal" style:font-weight-asian="normal" style:font-name-complex="Arial3" style:font-style-complex="normal" style:font-weight-complex="normal"/>
    </style:style>
    <style:style style:name="T35" style:family="text">
      <style:text-properties fo:color="#000000" loext:opacity="100%" style:font-name="Arial" fo:font-style="normal" fo:font-weight="normal" officeooo:rsid="004238f6" style:font-style-asian="normal" style:font-weight-asian="normal" style:font-name-complex="Arial3" style:font-style-complex="normal" style:font-weight-complex="normal"/>
    </style:style>
    <style:style style:name="T36" style:family="text">
      <style:text-properties fo:color="#000000" loext:opacity="100%" style:font-name="Arial" fo:font-style="normal" fo:font-weight="normal" officeooo:rsid="003ce873" style:font-style-asian="normal" style:font-weight-asian="normal" style:font-name-complex="Arial3" style:font-style-complex="normal" style:font-weight-complex="normal"/>
    </style:style>
    <style:style style:name="T37" style:family="text">
      <style:text-properties fo:color="#000000" loext:opacity="100%" style:font-name="Arial" fo:font-style="normal" fo:font-weight="normal" officeooo:rsid="0045f055" style:font-style-asian="normal" style:font-weight-asian="normal" style:font-name-complex="Arial3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font-style="normal" fo:font-weight="normal" officeooo:rsid="00356d84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style:font-name="Arial1" fo:font-weight="bold" officeooo:rsid="002d65e0" style:font-weight-asian="bold" style:font-weight-complex="bold"/>
    </style:style>
    <style:style style:name="T40" style:family="text">
      <style:text-properties fo:font-variant="normal" fo:text-transform="none" fo:color="#000000" loext:opacity="100%" style:font-name="Arial" fo:font-size="12pt" fo:letter-spacing="normal" fo:font-style="italic" fo:font-weight="bold" style:font-size-asian="12pt" style:font-style-asian="italic" style:font-weight-asian="bold" style:font-name-complex="Arial3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style-asian="normal" style:font-weight-asian="bold" style:font-name-complex="Arial3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tyle-asian="normal" style:font-weight-asian="normal" style:font-name-complex="Arial3" style:font-style-complex="normal" style:font-weight-complex="normal"/>
    </style:style>
    <style:style style:name="T43" style:family="text">
      <style:text-properties fo:font-variant="normal" fo:text-transform="none" fo:color="#729fcf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44" style:family="text">
      <style:text-properties fo:font-variant="normal" fo:text-transform="none" fo:color="#729fcf" loext:opacity="100%" style:text-line-through-style="none" style:text-line-through-type="none" style:font-name="Arial2" fo:font-size="12pt" fo:font-style="normal" style:text-underline-style="none" fo:font-weight="normal" officeooo:rsid="0047cb52" style:text-blinking="false" fo:background-color="transparent" loext:char-shading-value="0"/>
    </style:style>
    <style:style style:name="T45" style:family="text">
      <style:text-properties fo:font-style="normal" style:text-underline-style="none" fo:font-weight="normal" style:font-style-asian="normal" style:font-weight-asian="normal" style:font-name-complex="Arial3" style:font-style-complex="normal" style:font-weight-complex="normal"/>
    </style:style>
    <style:style style:name="T46" style:family="text">
      <style:text-properties fo:font-style="normal" style:text-underline-style="none" fo:font-weight="normal" officeooo:rsid="00168ac6" style:font-style-asian="normal" style:font-weight-asian="normal" style:font-name-complex="Arial3" style:font-style-complex="normal" style:font-weight-complex="normal"/>
    </style:style>
    <style:style style:name="T47" style:family="text">
      <style:text-properties fo:font-style="normal" style:text-underline-style="none" fo:font-weight="normal" officeooo:rsid="0016f75c" style:font-style-asian="normal" style:font-weight-asian="normal" style:font-name-complex="Arial3" style:font-style-complex="normal" style:font-weight-complex="normal"/>
    </style:style>
    <style:style style:name="T48" style:family="text">
      <style:text-properties fo:font-style="normal" style:text-underline-style="none" fo:font-weight="bold" officeooo:rsid="00159e67" style:font-style-asian="normal" style:font-weight-asian="bold" style:font-name-complex="Arial3" style:font-style-complex="normal" style:font-weight-complex="bold"/>
    </style:style>
    <style:style style:name="T49" style:family="text">
      <style:text-properties fo:font-style="normal" fo:font-weight="normal" officeooo:rsid="0032633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59e6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d5b34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56d8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ce873" style:font-style-asian="normal" style:font-weight-asian="normal" style:font-style-complex="normal" style:font-weight-complex="normal"/>
    </style:style>
    <style:style style:name="T54" style:family="text">
      <style:text-properties fo:font-weight="normal" officeooo:rsid="002d65e0" style:font-weight-asian="normal" style:font-weight-complex="normal"/>
    </style:style>
    <style:style style:name="T55" style:family="text">
      <style:text-properties fo:font-weight="normal" officeooo:rsid="00476991" style:font-weight-asian="normal" style:font-weight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color="#c9211e" loext:opacity="100%" style:font-name="Arial" fo:font-style="normal" fo:font-weight="normal" officeooo:rsid="00159e67" style:font-style-asian="normal" style:font-weight-asian="normal" style:font-name-complex="Arial3" style:font-style-complex="normal" style:font-weight-complex="normal"/>
    </style:style>
    <style:style style:name="T58" style:family="text">
      <style:text-properties fo:color="#00000a" loext:opacity="100%" style:font-name="Arial" fo:font-size="11pt" fo:language="pt" fo:country="BR" fo:font-style="italic" fo:font-weight="bold" officeooo:rsid="003ce873" style:letter-kerning="false" style:font-name-asian="Calibri1" style:font-size-asian="11pt" style:language-asian="en" style:country-asian="US" style:font-style-asian="italic" style:font-weight-asian="bold" style:font-name-complex="Arial3" style:font-size-complex="11pt" style:language-complex="ar" style:country-complex="SA" style:font-style-complex="normal" style:font-weight-complex="normal"/>
    </style:style>
    <style:style style:name="T59" style:family="text">
      <style:text-properties fo:color="#00000a" loext:opacity="100%" style:font-name="Arial" fo:font-size="11pt" fo:language="pt" fo:country="BR" fo:font-style="italic" fo:font-weight="bold" officeooo:rsid="00409adb" style:letter-kerning="false" style:font-name-asian="Calibri1" style:font-size-asian="11pt" style:language-asian="en" style:country-asian="US" style:font-style-asian="italic" style:font-weight-asian="bold" style:font-name-complex="Arial3" style:font-size-complex="11pt" style:language-complex="ar" style:country-complex="SA" style:font-style-complex="normal" style:font-weight-complex="normal"/>
    </style:style>
    <style:style style:name="T60" style:family="text">
      <style:text-properties style:font-name="Arial1" fo:font-weight="bold" officeooo:rsid="002d65e0" style:font-weight-asian="bold" style:font-weight-complex="bold"/>
    </style:style>
    <style:style style:name="T61" style:family="text">
      <style:text-properties style:font-name="Arial1" fo:font-weight="bold" officeooo:rsid="003ce873" style:font-weight-asian="bold" style:font-weight-complex="bold"/>
    </style:style>
    <style:style style:name="T62" style:family="text">
      <style:text-properties style:font-name="Arial1" fo:font-weight="bold" officeooo:rsid="003e4916" style:font-weight-asian="bold" style:font-weight-complex="bold"/>
    </style:style>
    <style:style style:name="T63" style:family="text">
      <style:text-properties style:font-name="Arial1" fo:font-weight="normal" officeooo:rsid="002d65e0" style:font-weight-asian="normal" style:font-weight-complex="normal"/>
    </style:style>
    <style:style style:name="T64" style:family="text">
      <style:text-properties style:font-name="Arial1" fo:font-weight="normal" officeooo:rsid="002b6c76" style:font-weight-asian="normal" style:font-weight-complex="normal"/>
    </style:style>
    <style:style style:name="T65" style:family="text">
      <style:text-properties style:font-name="Arial1" fo:font-weight="normal" officeooo:rsid="003e4916" style:font-weight-asian="normal" style:font-weight-complex="normal"/>
    </style:style>
    <style:style style:name="T66" style:family="text">
      <style:text-properties style:font-name="Arial1" fo:font-weight="normal" officeooo:rsid="004b38c4" style:font-weight-asian="normal" style:font-weight-complex="normal"/>
    </style:style>
    <style:style style:name="T67" style:family="text">
      <style:text-properties style:font-name="Arial1" fo:font-style="normal" fo:font-weight="bold" officeooo:rsid="003ce873" style:font-style-asian="normal" style:font-weight-asian="bold" style:font-name-complex="Arial3" style:font-style-complex="normal" style:font-weight-complex="normal"/>
    </style:style>
    <style:style style:name="T68" style:family="text">
      <style:text-properties style:font-name="Arial1" fo:font-style="normal" fo:font-weight="bold" style:font-style-asian="normal" style:font-weight-asian="bold" style:font-name-complex="Arial3" style:font-style-complex="normal" style:font-weight-complex="bold"/>
    </style:style>
    <style:style style:name="T69" style:family="text">
      <style:text-properties style:font-name="Arial1" fo:font-style="normal" fo:font-weight="normal" style:font-style-asian="normal" style:font-weight-asian="normal" style:font-name-complex="Arial3" style:font-style-complex="normal" style:font-weight-complex="normal"/>
    </style:style>
    <style:style style:name="T70" style:family="text">
      <style:text-properties style:font-name="Arial1" fo:font-style="normal" fo:font-weight="normal" officeooo:rsid="0016f75c" style:font-style-asian="normal" style:font-weight-asian="normal" style:font-name-complex="Arial3" style:font-style-complex="normal" style:font-weight-complex="normal"/>
    </style:style>
    <style:style style:name="T71" style:family="text">
      <style:text-properties style:font-name="Arial1" fo:font-style="normal" fo:font-weight="normal" officeooo:rsid="0018b59b" style:font-style-asian="normal" style:font-weight-asian="normal" style:font-name-complex="Arial3" style:font-style-complex="normal" style:font-weight-complex="normal"/>
    </style:style>
    <style:style style:name="T72" style:family="text">
      <style:text-properties style:font-name="Arial1" fo:font-style="normal" fo:font-weight="normal" officeooo:rsid="001d5b34" style:font-style-asian="normal" style:font-weight-asian="normal" style:font-name-complex="Arial3" style:font-style-complex="normal" style:font-weight-complex="normal"/>
    </style:style>
    <style:style style:name="T73" style:family="text">
      <style:text-properties style:font-name="Arial1" fo:font-style="normal" fo:font-weight="normal" officeooo:rsid="001a3130" style:font-style-asian="normal" style:font-weight-asian="normal" style:font-name-complex="Arial3" style:font-style-complex="normal" style:font-weight-complex="normal"/>
    </style:style>
    <style:style style:name="T74" style:family="text">
      <style:text-properties style:font-name="Arial1" fo:font-style="normal" fo:font-weight="normal" officeooo:rsid="001b8e44" style:font-style-asian="normal" style:font-weight-asian="normal" style:font-name-complex="Arial3" style:font-style-complex="normal" style:font-weight-complex="normal"/>
    </style:style>
    <style:style style:name="T75" style:family="text">
      <style:text-properties style:font-name="Liberation Sans1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dney Resplandes Brandão Leite </text:p>
      <text:p text:style-name="P1"><text:span text:style-name="T1">Brasileiro, casado, 3</text:span><text:span text:style-name="T2">3</text:span><text:span text:style-name="T1"> anos, </text:span><text:span text:style-name="T2">CNH (B), sem filhos</text:span></text:p>
      <text:p text:style-name="P8">Residente no Setor Santa Genoveva (Goiânia – GO) </text:p>
      <text:p text:style-name="P3"><text:span text:style-name="T1">Telefone</text:span><text:span text:style-name="T3">s</text:span><text:span text:style-name="T1">: (062) 98177-6455 / (062) <text:s/></text:span><text:span text:style-name="T3">982791430 (recado) </text:span><text:span text:style-name="T1"><text:s/></text:span></text:p>
      <text:p text:style-name="P10">E-mail:idneyresplandes@gmail.com </text:p>
      <text:p text:style-name="P6"><text:span text:style-name="T58">A</text:span><text:span text:style-name="T59">PRESENTAÇÃO</text:span><text:span text:style-name="T58"> <text:s text:c="3"/>P</text:span><text:span text:style-name="T59">ROFISSIONAL</text:span><text:span text:style-name="T58"> </text:span><text:bookmark-start text:name="__DdeLink__56_668363220"/><text:span text:style-name="T14"><text:s/></text:span><text:span text:style-name="T20">_____________________________________________________________________</text:span><text:bookmark-end text:name="__DdeLink__56_668363220"/></text:p>
      <text:p text:style-name="P9"><text:span text:style-name="T53">Desde </text:span><text:span text:style-name="T49">2008 </text:span><text:span text:style-name="T50">venho trabalhando com pesquisas teóricas na área de Física Atômica e Molecular. Durante todos esses anos de pesquisa adquiri </text:span><text:span text:style-name="T38">proficiência no</text:span><text:span text:style-name="T51"> sistema operacional</text:span><text:span text:style-name="T50"> Linux e </text:span><text:span text:style-name="T52">n</text:span><text:span text:style-name="T50">as linguagens de programação: </text:span></text:p>
      <text:list xml:id="list747688782" text:style-name="L1">
        <text:list-item>
          <text:p text:style-name="P19"><text:span text:style-name="T16">Fortran 90 </text:span><text:span text:style-name="T17">: </text:span><text:span text:style-name="T28">utilizada para cálculos numéricos;</text:span><text:span text:style-name="T21"> </text:span></text:p>
        </text:list-item>
        <text:list-item>
          <text:p text:style-name="P19"><text:span text:style-name="T17">S</text:span><text:span text:style-name="T18">ed</text:span><text:span text:style-name="T16"> </text:span><text:span text:style-name="T21">e</text:span><text:span text:style-name="T16"> AWK : <text:s/></text:span><text:span text:style-name="T33">utilizada </text:span><text:span text:style-name="T34">geralmente </text:span><text:span text:style-name="T33">para processamento de texto. </text:span><text:span text:style-name="T31"><text:s/></text:span></text:p>
        </text:list-item>
      </text:list>
      <text:p text:style-name="P4"><text:span text:style-name="T4">OBJETIVO </text:span><text:span text:style-name="T13"><text:s/></text:span><text:span text:style-name="T7">PROFISSIONAL</text:span><text:span text:style-name="T8"> </text:span><text:span text:style-name="T1">_____________________________________________________________________</text:span></text:p>
      <text:p text:style-name="P14"><text:span text:style-name="T30">Trabalhar como </text:span><text:span text:style-name="T31">a</text:span><text:span text:style-name="T35">nalista</text:span><text:span text:style-name="T57"> </text:span><text:span text:style-name="T31">em laboratório de computação </text:span><text:span text:style-name="T32">de alta performance</text:span><text:span text:style-name="T30">.</text:span></text:p>
      <text:p text:style-name="P26"/>
      <text:p text:style-name="P15"><text:span text:style-name="T4">FORMAÇÃO </text:span><text:span text:style-name="T6">ACADÊMICA</text:span></text:p>
      <text:p text:style-name="P17">_____________________________________________________________________. <text:s/></text:p>
      <text:list xml:id="list2786423491" text:style-name="L2">
        <text:list-item>
          <text:p text:style-name="P20"><text:span text:style-name="T9">2014 - 2019 <text:s/></text:span><text:span text:style-name="T10"><text:s/>Universidade Federal de Goiás: </text:span><text:span text:style-name="T9">Doutorado</text:span><text:span text:style-name="T10"> em Física </text:span><text:span text:style-name="T11">Teórica e Computacional</text:span><text:span text:style-name="T10">.</text:span></text:p>
        </text:list-item>
        <text:list-item>
          <text:p text:style-name="P20"><text:span text:style-name="T9">2012 </text:span><text:span text:style-name="T12">-</text:span><text:span text:style-name="T9"> 2014</text:span><text:span text:style-name="T10"> <text:s text:c="2"/>Universidade Federal de Goiás: </text:span><text:span text:style-name="T9">Mestrado</text:span><text:span text:style-name="T10"> em Física </text:span><text:span text:style-name="T11">Teórica e Computacional</text:span><text:span text:style-name="T10">. <text:s/></text:span></text:p>
        </text:list-item>
        <text:list-item>
          <text:p text:style-name="P20"><text:span text:style-name="T9">2006 - 2011</text:span><text:span text:style-name="T10"> </text:span><text:span text:style-name="T9"><text:s text:c="2"/></text:span><text:span text:style-name="T10">Universidade Federal de Goiás :</text:span><text:span text:style-name="T9"> Bacharelado</text:span><text:span text:style-name="T10"> em Física.</text:span></text:p>
        </text:list-item>
      </text:list>
      <text:p text:style-name="P27"/>
      <text:p text:style-name="P16"><text:span text:style-name="T40">IDIOMAS</text:span><text:span text:style-name="T41"> </text:span><text:span text:style-name="T42">______________________________________________________________</text:span></text:p>
      <text:p text:style-name="P12">Inglês </text:p>
      <text:p text:style-name="P2"><text:span text:style-name="T27">Nível : I</text:span><text:span text:style-name="T21">ntermediário </text:span><text:span text:style-name="T31">- </text:span><text:span text:style-name="T36">Com maior habilidade em </text:span><text:span text:style-name="T37">l</text:span><text:span text:style-name="T36">eitura e </text:span><text:span text:style-name="T37">compreensão</text:span></text:p>
      <text:p text:style-name="P7"/>
      <text:p text:style-name="P7"/>
      <text:p text:style-name="P7"/>
      <text:p text:style-name="P7"/>
      <text:p text:style-name="P13"><text:soft-page-break/><text:span text:style-name="T4">EXPERIÊNCIA PROFISSIONAL</text:span><text:span text:style-name="T1"> _____________________________________________________________________</text:span></text:p>
      <text:list xml:id="list662754951" text:style-name="L3">
        <text:list-item>
          <text:p text:style-name="P28"><text:span text:style-name="T56">2020 – (até o presente momento) – </text:span><text:span text:style-name="T54">Laboratório Multiusuário de Computação de Alto Desempenho da Universidade Federal de Goiás </text:span><text:span text:style-name="T55">(LaMCAD)</text:span><text:span text:style-name="T54">.</text:span></text:p>
          <text:list>
            <text:list-item>
              <text:p text:style-name="P30"><text:span text:style-name="T39">Cargo:</text:span><text:span text:style-name="T60"> <text:s/></text:span><text:span text:style-name="T63">Pesquisador/</text:span><text:span text:style-name="T64">Bolsista de Desenvolvimento Tecnológico Industrial do CNPq;</text:span></text:p>
            </text:list-item>
            <text:list-item>
              <text:p text:style-name="P31"><text:span text:style-name="T60">A</text:span><text:span text:style-name="T61">tividades:</text:span><text:bookmark text:name="docs-internal-guid-875928bd-7fff-320c-f3cb-59dea645cbce"/><text:span text:style-name="T61"> </text:span><text:span text:style-name="T43">Administração total do site, </text:span><text:span text:style-name="T44">r</text:span><text:span text:style-name="T43">espostas do Fale Conosco, </text:span><text:span text:style-name="T44">s</text:span><text:span text:style-name="T43">olicitação de criação de contas no Suporte da Versatus, </text:span><text:span text:style-name="T44">r</text:span><text:span text:style-name="T43">ecebimento e organização de todas as solicitações HPC e Cloud nas respectivas pastas e arquivos, </text:span><text:span text:style-name="T44">e</text:span><text:span text:style-name="T43">ncaminhamento das solicitações Cloud ao Comitê Executivo, respeitando o rodízio entre os professores</text:span></text:p>
            </text:list-item>
          </text:list>
        </text:list-item>
        <text:list-item>
          <text:p text:style-name="P33"><text:span text:style-name="T61">2</text:span><text:span text:style-name="T62">019-2020 </text:span><text:span text:style-name="T65">Aula particulares </text:span><text:span text:style-name="T66">e </text:span><text:span text:style-name="T65">pesquisas </text:span><text:span text:style-name="T66">na área de Física Atômica e Molecular;</text:span></text:p>
        </text:list-item>
        <text:list-item>
          <text:p text:style-name="P29"><text:span text:style-name="T56">2017 - 2018 </text:span><text:span text:style-name="T48">( 1 ano e 6 meses)</text:span><text:span text:style-name="T46"> - </text:span><text:span text:style-name="T45">Instituto de Física da Universidade Federal de </text:span><text:span text:style-name="T47">Goiás.</text:span></text:p>
          <text:list>
            <text:list-item>
              <text:p text:style-name="P32"><text:span text:style-name="T67">Cargo: </text:span><text:span text:style-name="T68">Professor na Área de Física Geral</text:span><text:span text:style-name="T69">; Disciplinas ministradas: </text:span><text:span text:style-name="T70">Mecânica </text:span><text:span text:style-name="T71">Newtoniana</text:span><text:span text:style-name="T69">, </text:span><text:span text:style-name="T72">Ótica (Geométrica e Física) e </text:span><text:span text:style-name="T69">Laboratório de Física </text:span><text:span text:style-name="T73">(</text:span><text:span text:style-name="T74">Introdução à Física Experimental).</text:span><text:span text:style-name="T69"> </text:span></text:p>
            </text:list-item>
          </text:list>
        </text:list-item>
      </text:list>
      <text:p text:style-name="P7"/>
      <text:p text:style-name="P11"/>
      <text:p text:style-name="P5"><text:span text:style-name="T5">CURSOS EXTRAS</text:span><text:bookmark-start text:name="__DdeLink__56_6683632201"/><text:span text:style-name="T15"> </text:span><text:span text:style-name="T21">_____________________________________________________________________</text:span><text:bookmark-end text:name="__DdeLink__56_6683632201"/></text:p>
      <text:list xml:id="list909563936" text:style-name="L4">
        <text:list-item>
          <text:p text:style-name="P22">Certificados Linux Professional Institute <text:s/>(LPI)</text:p>
        </text:list-item>
        <text:list-item>
          <text:p text:style-name="P24"><text:span text:style-name="T19">2021</text:span><text:span text:style-name="T29"> <text:s/>- </text:span><text:span text:style-name="T21">B</text:span><text:span text:style-name="T25">ásico de Linux - Udemy </text:span></text:p>
        </text:list-item>
        <text:list-item>
          <text:p text:style-name="P21"><text:span text:style-name="T75">2020</text:span><text:span text:style-name="T29"> <text:s/>- </text:span><text:span text:style-name="T22">Arquitetura e Protocolos de Rede TCP-IP (EaD) </text:span><text:span text:style-name="T25">– </text:span><text:span text:style-name="T23">Escola Superior de Redes </text:span></text:p>
        </text:list-item>
        <text:list-item>
          <text:p text:style-name="P21"><text:span text:style-name="T75">2019</text:span><text:span text:style-name="T56"> </text:span><text:span text:style-name="T29">- </text:span><text:span text:style-name="T23">I</text:span><text:span text:style-name="T24">ntrodução à Machine Learning, ao Jupyter Notebook e à linguagem P</text:span><text:span text:style-name="T26">ython - </text:span><text:span text:style-name="T24"><text:s/>Instituto de Física da Universidade Federal de Goiás (ano 2019)</text:span><text:span text:style-name="T25"><text:tab/></text:span></text:p>
          <text:p text:style-name="P23"/>
          <text:list>
            <text:list-item>
              <text:list>
                <text:list-header>
                  <text:p text:style-name="P25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2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a" loext:opacity="10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00" loext:opacity="100%" style:font-name="Arial" fo:font-family="Arial" style:font-family-generic="roman" style:font-pitch="variable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name-complex="Arial3" style:font-family-complex="Arial" style:font-family-generic-complex="system" style:font-pitch-complex="variable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2" style:display-name="ListLabel 2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0T12:37:00</meta:creation-date>
    <meta:initial-creator>Maressa G da Paz</meta:initial-creator>
    <dc:language>pt-BR</dc:language>
    <meta:print-date>2019-04-01T20:41:00</meta:print-date>
    <dc:date>2021-02-16T19:05:24.721298577</dc:date>
    <meta:editing-cycles>152</meta:editing-cycles>
    <meta:editing-duration>PT8H42M48S</meta:editing-duration>
    <meta:generator>LibreOffice/7.0.4.2$Linux_X86_64 LibreOffice_project/00$Build-2</meta:generator>
    <meta:document-statistic meta:table-count="0" meta:image-count="0" meta:object-count="0" meta:page-count="2" meta:paragraph-count="33" meta:word-count="342" meta:character-count="2666" meta:non-whitespace-character-count="23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